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5e16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FreeMono"/>
    </style:style>
    <style:style style:name="P5" style:family="paragraph" style:parent-style-name="Heading_20_1">
      <style:text-properties officeooo:rsid="0009112a" officeooo:paragraph-rsid="0009112a"/>
    </style:style>
    <style:style style:name="T1" style:family="text">
      <style:text-properties officeooo:rsid="00035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Bäst</text:h>
      <text:p text:style-name="P1">Aenean dapibus cursus ligula, in sollicitudin ex luctus vel. Suspendisse scelerisque libero eget nulla sollicitudin, euismod euismod ex tempor. Sed non sem pharetra, placerat enim nec, finibus ve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Text_20_body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style:font-name="FreeMono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ack AB</text:p>
        <text:p text:style-name="MP2">Svångremsgatan 1<text:line-break/>423 01 Långköping<text:line-break/>Org nr 556999-9999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0:37:24.191286868</meta:creation-date>
    <dc:date>2019-01-30T21:49:31.154680924</dc:date>
    <meta:editing-duration>PT51M2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39" meta:character-count="263" meta:non-whitespace-character-count="228"/>
  </office:meta>
</office:document-meta>
</file>